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19.001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19.001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75e607" officeooo:paragraph-rsid="01021c04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fo:font-weight="normal" officeooo:rsid="0119a327" officeooo:paragraph-rsid="0119f90d" style:font-weight-asian="normal" style:font-weight-complex="normal"/>
    </style:style>
    <style:style style:name="P6" style:family="paragraph" style:parent-style-name="Standard">
      <style:text-properties officeooo:paragraph-rsid="0129bf70"/>
    </style:style>
    <style:style style:name="P7" style:family="paragraph" style:parent-style-name="Text_20_body">
      <style:text-properties officeooo:rsid="002ecce6" officeooo:paragraph-rsid="002ecce6"/>
    </style:style>
    <style:style style:name="P8" style:family="paragraph" style:parent-style-name="Text_20_body">
      <style:text-properties officeooo:rsid="003d04dd" officeooo:paragraph-rsid="003d04dd"/>
    </style:style>
    <style:style style:name="P9" style:family="paragraph" style:parent-style-name="Text_20_body">
      <style:text-properties officeooo:rsid="003fbb54" officeooo:paragraph-rsid="003fbb54"/>
    </style:style>
    <style:style style:name="P10" style:family="paragraph" style:parent-style-name="Text_20_body">
      <style:text-properties officeooo:rsid="0041a8a7" officeooo:paragraph-rsid="0041a8a7"/>
    </style:style>
    <style:style style:name="P11" style:family="paragraph" style:parent-style-name="Text_20_body">
      <style:text-properties officeooo:paragraph-rsid="00430538"/>
    </style:style>
    <style:style style:name="P12" style:family="paragraph" style:parent-style-name="Text_20_body">
      <style:text-properties officeooo:rsid="00430538" officeooo:paragraph-rsid="00430538"/>
    </style:style>
    <style:style style:name="P13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14" style:family="paragraph" style:parent-style-name="Text_20_body">
      <style:text-properties officeooo:paragraph-rsid="0045fd49"/>
    </style:style>
    <style:style style:name="P15" style:family="paragraph" style:parent-style-name="Text_20_body">
      <style:text-properties officeooo:paragraph-rsid="00606ef8"/>
    </style:style>
    <style:style style:name="P16" style:family="paragraph" style:parent-style-name="Text_20_body">
      <style:text-properties officeooo:rsid="006229fd" officeooo:paragraph-rsid="006229fd"/>
    </style:style>
    <style:style style:name="P17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18" style:family="paragraph" style:parent-style-name="Text_20_body">
      <style:text-properties officeooo:paragraph-rsid="006e5e85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text-align="center" style:justify-single-word="false"/>
      <style:text-properties officeooo:paragraph-rsid="0070041c"/>
    </style:style>
    <style:style style:name="P21" style:family="paragraph" style:parent-style-name="Text_20_body">
      <style:paragraph-properties fo:text-align="center" style:justify-single-word="false"/>
      <style:text-properties officeooo:paragraph-rsid="00a9c1fe"/>
    </style:style>
    <style:style style:name="P22" style:family="paragraph" style:parent-style-name="Text_20_body">
      <style:paragraph-properties fo:text-align="center" style:justify-single-word="false"/>
      <style:text-properties officeooo:paragraph-rsid="012834bd"/>
    </style:style>
    <style:style style:name="P23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24" style:family="paragraph" style:parent-style-name="Text_20_body">
      <style:text-properties officeooo:rsid="00708c7e" officeooo:paragraph-rsid="00708c7e"/>
    </style:style>
    <style:style style:name="P25" style:family="paragraph" style:parent-style-name="Text_20_body">
      <style:text-properties officeooo:rsid="00708c7e" officeooo:paragraph-rsid="00738778"/>
    </style:style>
    <style:style style:name="P26" style:family="paragraph" style:parent-style-name="Text_20_body">
      <style:text-properties officeooo:rsid="007275ff" officeooo:paragraph-rsid="007275ff"/>
    </style:style>
    <style:style style:name="P27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28" style:family="paragraph" style:parent-style-name="Text_20_body">
      <style:text-properties officeooo:rsid="0073e891" officeooo:paragraph-rsid="0075e607"/>
    </style:style>
    <style:style style:name="P29" style:family="paragraph" style:parent-style-name="Text_20_body">
      <style:text-properties officeooo:rsid="0075598f" officeooo:paragraph-rsid="0075e607"/>
    </style:style>
    <style:style style:name="P30" style:family="paragraph" style:parent-style-name="Text_20_body">
      <style:text-properties officeooo:rsid="00762012" officeooo:paragraph-rsid="007c95d5"/>
    </style:style>
    <style:style style:name="P31" style:family="paragraph" style:parent-style-name="Text_20_body">
      <style:text-properties officeooo:rsid="00843067" officeooo:paragraph-rsid="00843067"/>
    </style:style>
    <style:style style:name="P32" style:family="paragraph" style:parent-style-name="Text_20_body">
      <style:text-properties officeooo:rsid="00843067" officeooo:paragraph-rsid="01278577"/>
    </style:style>
    <style:style style:name="P33" style:family="paragraph" style:parent-style-name="Text_20_body">
      <style:text-properties officeooo:rsid="00843067" officeooo:paragraph-rsid="0129bf70"/>
    </style:style>
    <style:style style:name="P34" style:family="paragraph" style:parent-style-name="Text_20_body">
      <style:text-properties officeooo:rsid="0084f838" officeooo:paragraph-rsid="0084f838"/>
    </style:style>
    <style:style style:name="P35" style:family="paragraph" style:parent-style-name="Text_20_body">
      <style:text-properties officeooo:rsid="0084f838" officeooo:paragraph-rsid="011db1a8"/>
    </style:style>
    <style:style style:name="P36" style:family="paragraph" style:parent-style-name="Text_20_body">
      <style:text-properties officeooo:rsid="0084f838" officeooo:paragraph-rsid="0129bf70"/>
    </style:style>
    <style:style style:name="P37" style:family="paragraph" style:parent-style-name="Text_20_body">
      <style:text-properties officeooo:rsid="00866e83" officeooo:paragraph-rsid="00866e83"/>
    </style:style>
    <style:style style:name="P38" style:family="paragraph" style:parent-style-name="Text_20_body">
      <style:text-properties officeooo:rsid="00964a56" officeooo:paragraph-rsid="00964a56"/>
    </style:style>
    <style:style style:name="P39" style:family="paragraph" style:parent-style-name="Text_20_body">
      <style:text-properties officeooo:rsid="008fa9e1" officeooo:paragraph-rsid="00b8b32c"/>
    </style:style>
    <style:style style:name="P40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41" style:family="paragraph" style:parent-style-name="Text_20_body">
      <style:paragraph-properties fo:text-align="start" style:justify-single-word="false"/>
      <style:text-properties officeooo:paragraph-rsid="00a9c1fe"/>
    </style:style>
    <style:style style:name="P42" style:family="paragraph" style:parent-style-name="Text_20_body">
      <style:text-properties officeooo:rsid="00b8b32c" officeooo:paragraph-rsid="00b8b32c"/>
    </style:style>
    <style:style style:name="P43" style:family="paragraph" style:parent-style-name="Text_20_body">
      <style:text-properties officeooo:rsid="00c8fc41" officeooo:paragraph-rsid="00c8fc41"/>
    </style:style>
    <style:style style:name="P44" style:family="paragraph" style:parent-style-name="Text_20_body">
      <style:text-properties officeooo:rsid="00d2b790" officeooo:paragraph-rsid="00d2b790"/>
    </style:style>
    <style:style style:name="P45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46" style:family="paragraph" style:parent-style-name="Text_20_body">
      <style:text-properties officeooo:rsid="00d5d983" officeooo:paragraph-rsid="00d5d983"/>
    </style:style>
    <style:style style:name="P47" style:family="paragraph" style:parent-style-name="Text_20_body">
      <style:text-properties officeooo:rsid="004349ac" officeooo:paragraph-rsid="004b1d35"/>
    </style:style>
    <style:style style:name="P48" style:family="paragraph" style:parent-style-name="Text_20_body">
      <style:text-properties officeooo:rsid="00e0f2a1" officeooo:paragraph-rsid="00edf6dc"/>
    </style:style>
    <style:style style:name="P49" style:family="paragraph" style:parent-style-name="Text_20_body">
      <style:text-properties officeooo:rsid="0075e607" officeooo:paragraph-rsid="00780a0f"/>
    </style:style>
    <style:style style:name="P50" style:family="paragraph" style:parent-style-name="Text_20_body">
      <style:text-properties officeooo:rsid="00880c82" officeooo:paragraph-rsid="01084d6c"/>
    </style:style>
    <style:style style:name="P51" style:family="paragraph" style:parent-style-name="Text_20_body">
      <style:text-properties officeooo:rsid="010e08ea" officeooo:paragraph-rsid="0129bf70"/>
    </style:style>
    <style:style style:name="P52" style:family="paragraph" style:parent-style-name="Text_20_body">
      <style:text-properties officeooo:rsid="010e5a36" officeooo:paragraph-rsid="0129bf70"/>
    </style:style>
    <style:style style:name="P53" style:family="paragraph" style:parent-style-name="Text_20_body">
      <style:text-properties officeooo:rsid="0113a26e" officeooo:paragraph-rsid="0113a26e"/>
    </style:style>
    <style:style style:name="P54" style:family="paragraph" style:parent-style-name="Text_20_body">
      <style:text-properties officeooo:rsid="0118ee0c" officeooo:paragraph-rsid="0119a327"/>
    </style:style>
    <style:style style:name="P55" style:family="paragraph" style:parent-style-name="Text_20_body">
      <style:text-properties officeooo:rsid="0118ee0c" officeooo:paragraph-rsid="0118ee0c"/>
    </style:style>
    <style:style style:name="P56" style:family="paragraph" style:parent-style-name="Text_20_body">
      <style:text-properties officeooo:rsid="0119a327" officeooo:paragraph-rsid="0119a327"/>
    </style:style>
    <style:style style:name="P57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58" style:family="paragraph" style:parent-style-name="Text_20_body">
      <style:paragraph-properties fo:text-align="center" style:justify-single-word="false"/>
      <style:text-properties officeooo:rsid="00ba7a27" officeooo:paragraph-rsid="013ec56b"/>
    </style:style>
    <style:style style:name="P59" style:family="paragraph" style:parent-style-name="Text_20_body">
      <style:text-properties officeooo:rsid="00ba7a27" officeooo:paragraph-rsid="013ec56b"/>
    </style:style>
    <style:style style:name="P60" style:family="paragraph" style:parent-style-name="Text_20_body">
      <style:text-properties officeooo:rsid="00bb05a9" officeooo:paragraph-rsid="013ec56b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65" style:family="paragraph" style:parent-style-name="Preformatted_20_Text">
      <style:text-properties officeooo:paragraph-rsid="00d2b790"/>
    </style:style>
    <style:style style:name="P66" style:family="paragraph" style:parent-style-name="Preformatted_20_Text">
      <style:text-properties officeooo:rsid="00d41a6e" officeooo:paragraph-rsid="00d41a6e"/>
    </style:style>
    <style:style style:name="P67" style:family="paragraph" style:parent-style-name="Preformatted_20_Text">
      <style:text-properties officeooo:paragraph-rsid="00e6cfc7"/>
    </style:style>
    <style:style style:name="P68" style:family="paragraph" style:parent-style-name="Preformatted_20_Text">
      <style:text-properties officeooo:paragraph-rsid="00ea313e"/>
    </style:style>
    <style:style style:name="P69" style:family="paragraph" style:parent-style-name="Preformatted_20_Text">
      <style:text-properties officeooo:paragraph-rsid="00ed823e"/>
    </style:style>
    <style:style style:name="P70" style:family="paragraph" style:parent-style-name="Preformatted_20_Text">
      <style:text-properties officeooo:rsid="00d7ce7b" officeooo:paragraph-rsid="00ed823e"/>
    </style:style>
    <style:style style:name="P71" style:family="paragraph" style:parent-style-name="Preformatted_20_Text">
      <style:text-properties officeooo:rsid="00d941b9" officeooo:paragraph-rsid="00d941b9"/>
    </style:style>
    <style:style style:name="P72" style:family="paragraph" style:parent-style-name="Preformatted_20_Text">
      <style:text-properties officeooo:rsid="00d941b9" officeooo:paragraph-rsid="00ed823e"/>
    </style:style>
    <style:style style:name="P73" style:family="paragraph" style:parent-style-name="Preformatted_20_Text">
      <style:text-properties officeooo:paragraph-rsid="00f552dc"/>
    </style:style>
    <style:style style:name="P74" style:family="paragraph" style:parent-style-name="Preformatted_20_Text">
      <style:text-properties officeooo:rsid="00f60bff" officeooo:paragraph-rsid="00f60bff"/>
    </style:style>
    <style:style style:name="P75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76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77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78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79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80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81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82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8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Text_20_body" style:list-style-name="L1">
      <style:text-properties officeooo:rsid="008fa9e1" officeooo:paragraph-rsid="008fa9e1"/>
    </style:style>
    <style:style style:name="P85" style:family="paragraph" style:parent-style-name="Text_20_body" style:list-style-name="L1">
      <style:text-properties officeooo:rsid="008fafe7" officeooo:paragraph-rsid="008fafe7"/>
    </style:style>
    <style:style style:name="P86" style:family="paragraph" style:parent-style-name="Text_20_body" style:list-style-name="L1">
      <style:text-properties officeooo:rsid="009cd5af" officeooo:paragraph-rsid="009ebb97"/>
    </style:style>
    <style:style style:name="P87" style:family="paragraph" style:parent-style-name="Text_20_body" style:list-style-name="L2">
      <style:text-properties officeooo:rsid="0084f838" officeooo:paragraph-rsid="01094946"/>
    </style:style>
    <style:style style:name="P88" style:family="paragraph" style:parent-style-name="Text_20_body" style:list-style-name="L2">
      <style:text-properties officeooo:rsid="0084f838" officeooo:paragraph-rsid="0084f838"/>
    </style:style>
    <style:style style:name="P89" style:family="paragraph" style:parent-style-name="Heading_20_1">
      <style:text-properties officeooo:rsid="008fa9e1" officeooo:paragraph-rsid="008fa9e1"/>
    </style:style>
    <style:style style:name="P90" style:family="paragraph" style:parent-style-name="Heading_20_1">
      <style:text-properties officeooo:rsid="0041a8a7" officeooo:paragraph-rsid="0041a8a7"/>
    </style:style>
    <style:style style:name="P91" style:family="paragraph" style:parent-style-name="Heading_20_1">
      <style:text-properties officeooo:rsid="00a9c1fe" officeooo:paragraph-rsid="00a9c1fe"/>
    </style:style>
    <style:style style:name="P92" style:family="paragraph" style:parent-style-name="Heading_20_1">
      <style:text-properties officeooo:rsid="00cd2e57" officeooo:paragraph-rsid="00cd2e57"/>
    </style:style>
    <style:style style:name="P93" style:family="paragraph" style:parent-style-name="Heading_20_1">
      <style:text-properties officeooo:rsid="00d41a6e" officeooo:paragraph-rsid="00d41a6e"/>
    </style:style>
    <style:style style:name="P94" style:family="paragraph" style:parent-style-name="Heading_20_1">
      <style:text-properties officeooo:rsid="00df51bc" officeooo:paragraph-rsid="00df51bc"/>
    </style:style>
    <style:style style:name="P95" style:family="paragraph" style:parent-style-name="Heading_20_1">
      <style:text-properties officeooo:paragraph-rsid="00d41a6e"/>
    </style:style>
    <style:style style:name="P96" style:family="paragraph" style:parent-style-name="Heading_20_1">
      <style:text-properties officeooo:rsid="00827864" officeooo:paragraph-rsid="00827864"/>
    </style:style>
    <style:style style:name="P97" style:family="paragraph" style:parent-style-name="Heading_20_1">
      <style:text-properties officeooo:rsid="0073e891" officeooo:paragraph-rsid="0073e891"/>
    </style:style>
    <style:style style:name="P98" style:family="paragraph" style:parent-style-name="Heading_20_1">
      <style:text-properties officeooo:rsid="013ec56b" officeooo:paragraph-rsid="013ec56b"/>
    </style:style>
    <style:style style:name="P99" style:family="paragraph" style:parent-style-name="Heading_20_2">
      <style:text-properties officeooo:rsid="00b8b32c" officeooo:paragraph-rsid="00b8b32c"/>
    </style:style>
    <style:style style:name="P100" style:family="paragraph" style:parent-style-name="Heading_20_2">
      <style:text-properties officeooo:paragraph-rsid="00430538"/>
    </style:style>
    <style:style style:name="P101" style:family="paragraph" style:parent-style-name="Heading_20_2">
      <style:text-properties officeooo:rsid="00964a56" officeooo:paragraph-rsid="00964a56"/>
    </style:style>
    <style:style style:name="P102" style:family="paragraph" style:parent-style-name="Heading_20_2">
      <style:text-properties officeooo:rsid="0129bf70" officeooo:paragraph-rsid="012834bd"/>
    </style:style>
    <style:style style:name="P103" style:family="paragraph" style:parent-style-name="Heading_20_2">
      <style:text-properties officeooo:rsid="00d941b9" officeooo:paragraph-rsid="00d941b9"/>
    </style:style>
    <style:style style:name="P104" style:family="paragraph" style:parent-style-name="Heading_20_2">
      <style:text-properties officeooo:paragraph-rsid="00f44f2e"/>
    </style:style>
    <style:style style:name="P105" style:family="paragraph" style:parent-style-name="Heading_20_2">
      <style:text-properties officeooo:paragraph-rsid="00d941b9"/>
    </style:style>
    <style:style style:name="P106" style:family="paragraph" style:parent-style-name="Heading_20_2">
      <style:text-properties officeooo:rsid="00df51bc" officeooo:paragraph-rsid="00df51bc"/>
    </style:style>
    <style:style style:name="P107" style:family="paragraph" style:parent-style-name="Heading_20_2">
      <style:text-properties officeooo:rsid="0084f838" officeooo:paragraph-rsid="0084f838"/>
    </style:style>
    <style:style style:name="P108" style:family="paragraph" style:parent-style-name="Heading_20_2">
      <style:text-properties officeooo:rsid="00866e83" officeooo:paragraph-rsid="00866e83"/>
    </style:style>
    <style:style style:name="P109" style:family="paragraph" style:parent-style-name="Heading_20_2">
      <style:text-properties officeooo:rsid="0075e607"/>
    </style:style>
    <style:style style:name="P110" style:family="paragraph" style:parent-style-name="Heading_20_2" style:master-page-name="">
      <style:paragraph-properties style:page-number="auto" fo:break-before="page"/>
    </style:style>
    <style:style style:name="P111" style:family="paragraph" style:parent-style-name="Heading_20_3">
      <style:text-properties officeooo:paragraph-rsid="01278577"/>
    </style:style>
    <style:style style:name="P112" style:family="paragraph" style:parent-style-name="Heading_20_3">
      <style:text-properties officeooo:rsid="0111bf50" officeooo:paragraph-rsid="0129bf70"/>
    </style:style>
    <style:style style:name="P113" style:family="paragraph" style:parent-style-name="Heading_20_3">
      <style:text-properties officeooo:paragraph-rsid="0129bf70"/>
    </style:style>
    <style:style style:name="P114" style:family="paragraph" style:parent-style-name="Heading_20_3">
      <style:text-properties officeooo:rsid="010e08ea" officeooo:paragraph-rsid="0129bf70"/>
    </style:style>
    <style:style style:name="P115" style:family="paragraph" style:parent-style-name="Heading_20_3">
      <style:text-properties officeooo:rsid="0129bf70" officeooo:paragraph-rsid="0129bf70"/>
    </style:style>
    <style:style style:name="P116" style:family="paragraph" style:parent-style-name="Heading_20_3">
      <style:text-properties officeooo:rsid="0113a26e" officeooo:paragraph-rsid="0113a26e"/>
    </style:style>
    <style:style style:name="P117" style:family="paragraph" style:parent-style-name="Heading_20_4">
      <style:text-properties officeooo:rsid="010e5a36" officeooo:paragraph-rsid="0129bf70"/>
    </style:style>
    <style:style style:name="P118" style:family="paragraph" style:parent-style-name="Heading_20_4">
      <style:text-properties officeooo:paragraph-rsid="0129bf70"/>
    </style:style>
    <style:style style:name="P1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0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0f552dc" style:font-weight-asian="bold" style:font-weight-complex="bold"/>
    </style:style>
    <style:style style:name="T9" style:family="text">
      <style:text-properties fo:font-weight="bold" officeooo:rsid="0119a327" style:font-weight-asian="bold" style:font-weight-complex="bold"/>
    </style:style>
    <style:style style:name="T10" style:family="text">
      <style:text-properties officeooo:rsid="0041a8a7"/>
    </style:style>
    <style:style style:name="T11" style:family="text">
      <style:text-properties officeooo:rsid="0043053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75e607" style:font-weight-asian="normal" style:font-weight-complex="normal"/>
    </style:style>
    <style:style style:name="T14" style:family="text">
      <style:text-properties fo:font-weight="normal" officeooo:rsid="007f489b" style:font-weight-asian="normal" style:font-weight-complex="normal"/>
    </style:style>
    <style:style style:name="T15" style:family="text">
      <style:text-properties fo:font-weight="normal" officeooo:rsid="0041a8a7" style:font-weight-asian="normal" style:font-weight-complex="normal"/>
    </style:style>
    <style:style style:name="T16" style:family="text">
      <style:text-properties fo:font-weight="normal" officeooo:rsid="00e4f24a" style:font-weight-asian="normal" style:font-weight-complex="normal"/>
    </style:style>
    <style:style style:name="T17" style:family="text">
      <style:text-properties officeooo:rsid="004349a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4349ac" style:font-style-asian="italic" style:font-style-complex="italic"/>
    </style:style>
    <style:style style:name="T20" style:family="text">
      <style:text-properties fo:font-style="italic" officeooo:rsid="0041a8a7" style:font-style-asian="italic" style:font-style-complex="italic"/>
    </style:style>
    <style:style style:name="T21" style:family="text">
      <style:text-properties fo:font-style="italic" officeooo:rsid="00606ef8" style:font-style-asian="italic" style:font-style-complex="italic"/>
    </style:style>
    <style:style style:name="T22" style:family="text">
      <style:text-properties fo:font-style="italic" officeooo:rsid="0045fd49" style:font-style-asian="italic" style:font-style-complex="italic"/>
    </style:style>
    <style:style style:name="T23" style:family="text">
      <style:text-properties fo:font-style="italic" officeooo:rsid="00a5388a" style:font-style-asian="italic" style:font-style-complex="italic"/>
    </style:style>
    <style:style style:name="T24" style:family="text">
      <style:text-properties fo:font-style="italic" officeooo:rsid="0047facf" style:font-style-asian="italic" style:font-style-complex="italic"/>
    </style:style>
    <style:style style:name="T25" style:family="text">
      <style:text-properties fo:font-style="italic" officeooo:rsid="0110206d" style:font-style-asian="italic" style:font-style-complex="italic"/>
    </style:style>
    <style:style style:name="T26" style:family="text">
      <style:text-properties fo:font-style="italic" officeooo:rsid="0110cf96" style:font-style-asian="italic" style:font-style-complex="italic"/>
    </style:style>
    <style:style style:name="T27" style:family="text">
      <style:text-properties fo:font-style="italic" officeooo:rsid="013620d0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30" style:family="text">
      <style:text-properties officeooo:rsid="0045fd49"/>
    </style:style>
    <style:style style:name="T31" style:family="text">
      <style:text-properties officeooo:rsid="0047facf"/>
    </style:style>
    <style:style style:name="T32" style:family="text">
      <style:text-properties officeooo:rsid="005daae8"/>
    </style:style>
    <style:style style:name="T33" style:family="text">
      <style:text-properties officeooo:rsid="00606ef8"/>
    </style:style>
    <style:style style:name="T34" style:family="text">
      <style:text-properties officeooo:rsid="006229fd"/>
    </style:style>
    <style:style style:name="T35" style:family="text">
      <style:text-properties officeooo:rsid="006e5e85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38" style:family="text">
      <style:text-properties officeooo:rsid="0075598f"/>
    </style:style>
    <style:style style:name="T39" style:family="text">
      <style:text-properties officeooo:rsid="0075e607"/>
    </style:style>
    <style:style style:name="T40" style:family="text">
      <style:text-properties officeooo:rsid="007a22cd"/>
    </style:style>
    <style:style style:name="T41" style:family="text">
      <style:text-properties officeooo:rsid="007c95d5"/>
    </style:style>
    <style:style style:name="T42" style:family="text">
      <style:text-properties officeooo:rsid="008047f4"/>
    </style:style>
    <style:style style:name="T43" style:family="text">
      <style:text-properties officeooo:rsid="00827864"/>
    </style:style>
    <style:style style:name="T44" style:family="text">
      <style:text-properties officeooo:rsid="00843067"/>
    </style:style>
    <style:style style:name="T45" style:family="text">
      <style:text-properties officeooo:rsid="0085aff2"/>
    </style:style>
    <style:style style:name="T46" style:family="text">
      <style:text-properties officeooo:rsid="008950b1"/>
    </style:style>
    <style:style style:name="T47" style:family="text">
      <style:text-properties officeooo:rsid="008ee631"/>
    </style:style>
    <style:style style:name="T48" style:family="text">
      <style:text-properties officeooo:rsid="008fafe7"/>
    </style:style>
    <style:style style:name="T49" style:family="text">
      <style:text-properties officeooo:rsid="009282a9"/>
    </style:style>
    <style:style style:name="T50" style:family="text">
      <style:text-properties officeooo:rsid="009d9208"/>
    </style:style>
    <style:style style:name="T51" style:family="text">
      <style:text-properties officeooo:rsid="009ebb97"/>
    </style:style>
    <style:style style:name="T52" style:family="text">
      <style:text-properties officeooo:rsid="00a077bc"/>
    </style:style>
    <style:style style:name="T53" style:family="text">
      <style:text-properties officeooo:rsid="00a3a8df"/>
    </style:style>
    <style:style style:name="T54" style:family="text">
      <style:text-properties officeooo:rsid="00a9c1fe"/>
    </style:style>
    <style:style style:name="T55" style:family="text">
      <style:text-properties officeooo:rsid="00b8b32c"/>
    </style:style>
    <style:style style:name="T56" style:family="text">
      <style:text-properties officeooo:rsid="00bc8b3e"/>
    </style:style>
    <style:style style:name="T57" style:family="text">
      <style:text-properties officeooo:rsid="00bd2431"/>
    </style:style>
    <style:style style:name="T58" style:family="text">
      <style:text-properties officeooo:rsid="00be16cf"/>
    </style:style>
    <style:style style:name="T59" style:family="text">
      <style:text-properties officeooo:rsid="00cb3d76"/>
    </style:style>
    <style:style style:name="T60" style:family="text">
      <style:text-properties officeooo:rsid="00cfe6fe"/>
    </style:style>
    <style:style style:name="T61" style:family="text">
      <style:text-properties officeooo:rsid="00d7ce7b"/>
    </style:style>
    <style:style style:name="T62" style:family="text">
      <style:text-properties officeooo:rsid="00e4f24a"/>
    </style:style>
    <style:style style:name="T63" style:family="text">
      <style:text-properties officeooo:rsid="00e95888"/>
    </style:style>
    <style:style style:name="T64" style:family="text">
      <style:text-properties officeooo:rsid="00ea313e"/>
    </style:style>
    <style:style style:name="T65" style:family="text">
      <style:text-properties officeooo:rsid="00ed823e"/>
    </style:style>
    <style:style style:name="T66" style:family="text">
      <style:text-properties officeooo:rsid="00f24175"/>
    </style:style>
    <style:style style:name="T67" style:family="text">
      <style:text-properties officeooo:rsid="00f3207b"/>
    </style:style>
    <style:style style:name="T68" style:family="text">
      <style:text-properties officeooo:rsid="00f552dc"/>
    </style:style>
    <style:style style:name="T69" style:family="text">
      <style:text-properties officeooo:rsid="00fc4eb1"/>
    </style:style>
    <style:style style:name="T70" style:family="text">
      <style:text-properties officeooo:rsid="00fc8da2"/>
    </style:style>
    <style:style style:name="T71" style:family="text">
      <style:text-properties officeooo:rsid="01094946"/>
    </style:style>
    <style:style style:name="T72" style:family="text">
      <style:text-properties officeooo:rsid="010e5a36"/>
    </style:style>
    <style:style style:name="T73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5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6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10pt" officeooo:rsid="010cd35c" style:font-size-asian="10pt" style:font-size-complex="10pt"/>
    </style:style>
    <style:style style:name="T79" style:family="text">
      <style:text-properties fo:font-size="10pt" officeooo:rsid="010cf119" style:font-size-asian="10pt" style:font-size-complex="10pt"/>
    </style:style>
    <style:style style:name="T80" style:family="text">
      <style:text-properties fo:font-size="10pt" officeooo:rsid="0110206d" style:font-size-asian="10pt" style:font-size-complex="10pt"/>
    </style:style>
    <style:style style:name="T81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2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3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5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6" style:family="text">
      <style:text-properties fo:font-size="10pt" style:text-underline-style="none" style:font-size-asian="10pt" style:font-size-complex="10pt"/>
    </style:style>
    <style:style style:name="T87" style:family="text">
      <style:text-properties fo:font-size="10pt" style:text-underline-style="none" officeooo:rsid="010cf119" style:font-size-asian="10pt" style:font-size-complex="10pt"/>
    </style:style>
    <style:style style:name="T88" style:family="text">
      <style:text-properties officeooo:rsid="0111bf50"/>
    </style:style>
    <style:style style:name="T89" style:family="text">
      <style:text-properties officeooo:rsid="0119a327"/>
    </style:style>
    <style:style style:name="T90" style:family="text">
      <style:text-properties officeooo:rsid="012834bd"/>
    </style:style>
    <style:style style:name="T91" style:family="text">
      <style:text-properties officeooo:rsid="0129bf70"/>
    </style:style>
    <style:style style:name="T92" style:family="text">
      <style:text-properties officeooo:rsid="0130e958"/>
    </style:style>
    <style:style style:name="T93" style:family="text">
      <style:text-properties fo:color="#ff6600" fo:font-weight="bold" style:font-weight-asian="bold" style:font-weight-complex="bold"/>
    </style:style>
    <style:style style:name="T94" style:family="text">
      <style:text-properties fo:color="#ff3333"/>
    </style:style>
    <style:style style:name="T95" style:family="text">
      <style:text-properties fo:color="#ff3333" fo:font-weight="bold" style:font-weight-asian="bold" style:font-weight-complex="bold"/>
    </style:style>
    <style:style style:name="T96" style:family="text">
      <style:text-properties fo:color="#ff3333" fo:font-weight="bold" officeooo:rsid="01084d6c" style:font-weight-asian="bold" style:font-weight-complex="bold"/>
    </style:style>
    <style:style style:name="T97" style:family="text">
      <style:text-properties fo:color="#ff3333" officeooo:rsid="008950b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&#10;abnTeX: ABsurdas Normas para TeX" form:value="ABNT: Associação Brasileira de Normas Técnicas&#10;abnTeX: ABsurdas Normas para Te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nome_exemplo" form:control-implementation="ooo:com.sun.star.form.component.TextField" xml:id="control2" form:id="control2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3" form:id="control3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5" form:id="control5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6" form:id="control6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7" form:id="control7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8" form:id="control8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9" form:id="control9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10" form:id="control10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1" form:id="control11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2" form:id="control12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3" form:id="control13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14" form:id="control14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text form:name="avaliador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6" form:id="control16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7" form:id="control17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8" form:id="control18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20" form:id="control20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21" form:id="control21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2" form:id="control22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3" form:id="control23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83"><text:a xlink:type="simple" xlink:href="#__RefHeading___Toc915_188003687" text:style-name="Index_20_Link" text:visited-style-name="Index_20_Link">Sobre este document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82"><text:a xlink:type="simple" xlink:href="#__RefHeading___Toc609_1990148233" text:style-name="Index_20_Link" text:visited-style-name="Index_20_Link">Vigência das Normas da ABNT<text:tab/></text:a><text:a xlink:type="simple" xlink:href="#__RefHeading___Toc609_1990148233" text:style-name="Index_20_Link" text:visited-style-name="Index_20_Link"><text:span text:style-name="Emphasis">2</text:span></text:a></text:p>
          <text:p text:style-name="P83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82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83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82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82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82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83"><text:a xlink:type="simple" xlink:href="#__RefHeading___Toc713_264611400" text:style-name="Index_20_Link" text:visited-style-name="Index_20_Link">Texto ou Textual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83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Strong_20_Emphasis">8</text:span></text:a></text:p>
          <text:p text:style-name="P83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Strong_20_Emphasis">9</text:span></text:a></text:p>
          <text:p text:style-name="P82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9</text:span></text:a></text:p>
          <text:p text:style-name="P82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9</text:span></text:a></text:p>
          <text:p text:style-name="P82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82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82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82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83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82"><text:a xlink:type="simple" xlink:href="#__RefHeading___Toc921_1711771620" text:style-name="Index_20_Link" text:visited-style-name="Index_20_Link">O que são citações diretas e citações indiretas?<text:tab/></text:a><text:a xlink:type="simple" xlink:href="#__RefHeading___Toc921_1711771620" text:style-name="Index_20_Link" text:visited-style-name="Index_20_Link"><text:span text:style-name="Emphasis">13</text:span></text:a></text:p>
          <text:p text:style-name="P83"><text:a xlink:type="simple" xlink:href="#__RefHeading___Toc205_1414260196" text:style-name="Index_20_Link" text:visited-style-name="Index_20_Link">Lista de abreviaturas e siglas (opcional)<text:tab/></text:a><text:a xlink:type="simple" xlink:href="#__RefHeading___Toc205_1414260196" text:style-name="Index_20_Link" text:visited-style-name="Index_20_Link"><text:span text:style-name="Strong_20_Emphasis">14</text:span></text:a></text:p>
          <text:p text:style-name="P83"><text:a xlink:type="simple" xlink:href="#__RefHeading___Toc1093_22286579" text:style-name="Index_20_Link" text:visited-style-name="Index_20_Link">Ficha catalográfica<text:tab/></text:a><text:a xlink:type="simple" xlink:href="#__RefHeading___Toc1093_22286579" text:style-name="Index_20_Link" text:visited-style-name="Index_20_Link"><text:span text:style-name="Strong_20_Emphasis">15</text:span></text:a></text:p>
          <text:p text:style-name="P83"><text:a xlink:type="simple" xlink:href="#__RefHeading___Toc547_188003687" text:style-name="Index_20_Link" text:visited-style-name="Index_20_Link">Folha de aprovação<text:tab/></text:a><text:a xlink:type="simple" xlink:href="#__RefHeading___Toc547_188003687" text:style-name="Index_20_Link" text:visited-style-name="Index_20_Link"><text:span text:style-name="Strong_20_Emphasis">16</text:span></text:a></text:p>
          <text:p text:style-name="P82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6</text:span></text:a></text:p>
          <text:p text:style-name="P82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7</text:span></text:a></text:p>
          <text:p text:style-name="P83"><text:a xlink:type="simple" xlink:href="#__RefHeading___Toc553_188003687" text:style-name="Index_20_Link" text:visited-style-name="Index_20_Link">Errata<text:tab/></text:a><text:a xlink:type="simple" xlink:href="#__RefHeading___Toc553_188003687" text:style-name="Index_20_Link" text:visited-style-name="Index_20_Link"><text:span text:style-name="Strong_20_Emphasis">18</text:span></text:a></text:p>
          <text:p text:style-name="P82"><text:a xlink:type="simple" xlink:href="#__RefHeading___Toc557_188003687" text:style-name="Index_20_Link" text:visited-style-name="Index_20_Link">Como e aonde escrever a Errata<text:tab/></text:a><text:a xlink:type="simple" xlink:href="#__RefHeading___Toc557_188003687" text:style-name="Index_20_Link" text:visited-style-name="Index_20_Link"><text:span text:style-name="Emphasis">18</text:span></text:a></text:p>
          <text:p text:style-name="P83"><text:a xlink:type="simple" xlink:href="#__RefHeading___Toc2489_1300869590" text:style-name="Index_20_Link" text:visited-style-name="Index_20_Link">Vigência das normas da ABNT<text:tab/></text:a><text:a xlink:type="simple" xlink:href="#__RefHeading___Toc2489_1300869590" text:style-name="Index_20_Link" text:visited-style-name="Index_20_Link"><text:span text:style-name="Strong_20_Emphasis">19</text:span></text:a></text:p>
        </text:index-body>
      </text:table-of-content>
      <text:p text:style-name="P57"/>
      <text:h text:style-name="P89" text:outline-level="1"><text:bookmark-start text:name="__RefHeading___Toc915_188003687"/>Sobre este documento<text:bookmark-end text:name="__RefHeading___Toc915_188003687"/></text:h>
      <text:p text:style-name="P39">Este documento foi criado para auxiliá-lo durante a elaboração do seu trabalho acadêmico. <text:span text:style-name="T55">Segundo as normas da ABNT (ABNT NBR 14724:2011), um trabalho acadêmico deve seguir a seguinte estrutura:</text:span></text:p>
      <text:p text:style-name="P40"><draw:frame draw:style-name="fr1" draw:name="Figura5" text:anchor-type="as-char" svg:width="8.551cm" svg:height="8.481cm" draw:z-index="33"><draw:image xlink:href="../imagens/configuracao/trabalho-academico-elementos.png" xlink:type="simple" xlink:show="embed" xlink:actuate="onLoad"/></draw:frame></text:p>
      <text:p text:style-name="P39"/>
      <text:p text:style-name="P42">Portanto, esse documento:</text:p>
      <text:list xml:id="list3363993409354375560" text:style-name="L1">
        <text:list-item>
          <text:p text:style-name="P84">Configura a geração do documento</text:p>
        </text:list-item>
        <text:list-item>
          <text:p text:style-name="P84">Fornece <text:span text:style-name="T48">informações para auxiliá-lo a elaborar o seu trabalho</text:span></text:p>
        </text:list-item>
        <text:list-item>
          <text:p text:style-name="P85">Foi elaborado para ser acessado através do Sumário <text:span text:style-name="T49">ou Marcadores</text:span></text:p>
        </text:list-item>
        <text:list-item>
          <text:p text:style-name="P86">Ele foi organizado buscando seguir a ordem natural da<text:span text:style-name="T50">s ações do autor durante</text:span> elaboração do trabalho acadêmico, em vez da ordem d<text:span text:style-name="T50">e apresentação do documento</text:span> <text:span text:style-name="T52">segundo a Norma </text:span>(por exemplo, <text:span text:style-name="T51">embora</text:span> a folha de aprovação <text:span text:style-name="T51">e </text:span>a errata <text:span text:style-name="T51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99" text:outline-level="2"><text:bookmark-start text:name="__RefHeading___Toc609_1990148233"/><text:span text:style-name="T57">Vigência das </text:span>Normas da ABNT<text:bookmark-end text:name="__RefHeading___Toc609_1990148233"/></text:h>
      <text:p text:style-name="P42">Algumas pessoas confundem <text:span text:style-name="T36">o ano de publicação</text:span> das Normas da ABNT com a sua <text:span text:style-name="T2">vigência</text:span>. Por exemplo, este documento foi baseado na Norma <text:span text:style-name="T2">ABNT NBR 14724:2011</text:span>. Apesar dela ter sido publicada em <text:span text:style-name="T2">2011</text:span>, ela ainda <text:span text:style-name="T2">continua em vigor</text:span>.</text:p>
      <text:h text:style-name="P90" text:outline-level="1"><text:bookmark-start text:name="__RefHeading___Toc145_1503849157"/><text:span text:style-name="T31">Aprendendo a editar</text:span> e salva<text:span text:style-name="T31">r</text:span> as configurações<text:bookmark-end text:name="__RefHeading___Toc145_1503849157"/></text:h>
      <text:p text:style-name="P10">O sistema de geração do trabalho irá LER as configurações a partir do arquivo <text:span text:style-name="T2">configuracao.pdf</text:span>. Para salvar as alterações realizadas n<text:span text:style-name="T11">esse</text:span> arquivo é necessário utilizar um editor que possibilite salvar as alterações realizadas <text:span text:style-name="T53">em arquivos PDF</text:span>.</text:p>
      <text:p text:style-name="P12"><text:span text:style-name="T62">Teste o seu editor e</text:span>screv<text:span text:style-name="T62">endo</text:span> o seu <text:span text:style-name="T22">primeiro </text:span><text:span text:style-name="T18">nome</text:span> no campo de formulário abaixo e <text:span text:style-name="T23">teste</text:span><text:span text:style-name="T18"> salvar </text:span><text:span text:style-name="T24">esse</text:span><text:span text:style-name="T18"> arquivo</text:span>:</text:p>
      <text:p text:style-name="P12">Nome:</text:p>
      <text:p text:style-name="P12"><draw:control text:anchor-type="as-char" draw:z-index="1" draw:name="Forma5" draw:style-name="gr1" draw:text-style-name="P119" svg:width="16.934cm" svg:height="0.795cm" draw:control="control2"/></text:p>
      <text:p text:style-name="P13">Lembre-se que o nome do arquivo salvo deve ser <text:span text:style-name="T3">configuracao.pdf</text:span><text:span text:style-name="T15"> </text:span><text:span text:style-name="T16">e salvo DENTRO da pasta do trabalho.</text:span></text:p>
      <text:p text:style-name="P17">Na seção a seguir são apresentados editores de PDF que você pode utilizar, caso não tenha conseguido salvar o arquivo.</text:p>
      <text:h text:style-name="P100" text:outline-level="2"><text:bookmark-start text:name="__RefHeading___Toc147_1503849157"/>Editor<text:span text:style-name="T10">es</text:span> <text:span text:style-name="T30">de PDF</text:span><text:bookmark-end text:name="__RefHeading___Toc147_1503849157"/></text:h>
      <text:p text:style-name="P11"><text:span text:style-name="T2">PDF-XChange Viewer</text:span>: <text:span text:style-name="T20">este editor é o </text:span><text:span text:style-name="T29">mais recomendado</text:span><text:span text:style-name="T10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0">http://www.tracker-software.com/product/pdf-xchange-viewer</text:span></text:a><text:span text:style-name="T10">. Com este editor é possível salvar o arquivo PDF sem diálogo de confirmação.</text:span></text:p>
      <text:p text:style-name="P14"><text:span text:style-name="T4">Evince</text:span><text:span text:style-name="T17">: este editor permite a alteração do formulário e salvar o PDF. No entanto, a operação de salvar sempre invoca o </text:span><text:span text:style-name="T19">Salvar como...</text:span><text:span text:style-name="T17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47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92">Configuração inicial: </text:span>Capa <text:span text:style-name="T90">e Folha de Rosto</text:span><text:bookmark-end text:name="__RefHeading___Toc539_188003687"/></text:h>
      <text:p text:style-name="P23"><text:bookmark-start text:name="__RefHeading___Toc546_264611400"/>Os elementos para configuração da capa são: <text:span text:style-name="T18">Nome da Instituição </text:span><text:span text:style-name="T27">(opcional)</text:span><text:span text:style-name="T18">, Nome do Autor, Título, Cidade da Instituição e Ano</text:span> <text:span text:style-name="T35">(ABNT NBR 14724:2011, 4.1.1 Capa)</text:span>.<text:bookmark-end text:name="__RefHeading___Toc546_264611400"/></text:p>
      <text:p text:style-name="P20"><draw:frame draw:style-name="fr2" draw:name="Figura2" text:anchor-type="as-char" svg:width="5.438cm" svg:height="7.137cm" draw:z-index="4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35"><text:span text:style-name="T32">Selecione o tipo do seu trabalho:<text:line-break/></text:span><text:span text:style-name="T32"><draw:control text:anchor-type="as-char" draw:z-index="18" draw:name="Forma9" draw:style-name="gr1" draw:text-style-name="P119" svg:width="17.01cm" svg:height="1.158cm" draw:control="control17"/></text:span></text:p>
      <text:h text:style-name="P101" text:outline-level="2"><text:bookmark-start text:name="__RefHeading___Toc1305_188003687"/>Configurando a Capa<text:bookmark-end text:name="__RefHeading___Toc1305_188003687"/></text:h>
      <text:p text:style-name="P38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25">Atualize o campo abaixo com o nome da sua instituição:<text:line-break/><draw:control text:anchor-type="as-char" draw:z-index="7" draw:name="Forma1" draw:style-name="gr1" draw:text-style-name="P120" svg:width="16.999cm" svg:height="0.757cm" draw:control="control7"/></text:p>
      <text:h text:style-name="Heading_20_3" text:outline-level="3"><text:bookmark-start text:name="__RefHeading___Toc543_188003687"/>Autor<text:bookmark-end text:name="__RefHeading___Toc543_188003687"/></text:h>
      <text:p text:style-name="P24">Atualize o campo abaixo com o nome completo do autor do trabalho:<text:line-break/><draw:control text:anchor-type="as-char" draw:z-index="6" draw:name="Forma1" draw:style-name="gr1" draw:text-style-name="P120" svg:width="16.999cm" svg:height="0.757cm" draw:control="control6"/></text:p>
      <text:h text:style-name="Heading_20_3" text:outline-level="3"><text:bookmark-start text:name="__RefHeading___Toc236_188003687"/>Título<text:bookmark-end text:name="__RefHeading___Toc236_188003687"/></text:h>
      <text:p text:style-name="P15"><text:span text:style-name="T33">Escreva um </text:span><text:span text:style-name="T37">título</text:span><text:span text:style-name="T21"> </text:span><text:span text:style-name="T33">para o seu trabalho:<text:line-break/></text:span><text:span text:style-name="T33"><draw:control text:anchor-type="as-char" draw:z-index="2" draw:name="Forma1" draw:style-name="gr1" draw:text-style-name="P120" svg:width="16.999cm" svg:height="0.757cm" draw:control="control3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26">Escreva o nome da cidade aonde o trabalho será apresentado:<text:line-break/><draw:control text:anchor-type="as-char" draw:z-index="5" draw:name="Forma1" draw:style-name="gr1" draw:text-style-name="P120" svg:width="16.999cm" svg:height="0.757cm" draw:control="control5"/></text:p>
      <text:h text:style-name="Heading_20_3" text:outline-level="3"><text:bookmark-start text:name="__RefHeading___Toc238_188003687"/>Ano da apresentação<text:bookmark-end text:name="__RefHeading___Toc238_188003687"/></text:h>
      <text:p text:style-name="P18">Segundo as normas da ABNT, <text:span text:style-name="T34">a capa do trabalho deve conter o ano de entrega do trabalho (ABNT NBR 14724:2011, 4.1.1 Capa).</text:span></text:p>
      <text:p text:style-name="P16">Atualize o ano <text:span text:style-name="T47">(Ex: </text:span><text:span text:style-name="T47"><text:date style:data-style-name="N10107" text:date-value="2016-07-14T22:58:47.584046940">2016</text:date></text:span><text:span text:style-name="T47">)</text:span>:</text:p>
      <text:p text:style-name="P1"><draw:control text:anchor-type="as-char" draw:z-index="3" draw:name="Forma1" draw:style-name="gr1" draw:text-style-name="P120" svg:width="16.999cm" svg:height="0.757cm" draw:control="control4"/></text:p>
      <text:h text:style-name="P102" text:outline-level="2"><text:bookmark-start text:name="__RefHeading___Toc1151_1300869590"/>Configurando a Folha de Rosto<text:bookmark-end text:name="__RefHeading___Toc1151_1300869590"/></text:h>
      <text:p text:style-name="P22"><draw:frame draw:style-name="fr3" draw:name="Figura11" text:anchor-type="as-char" svg:width="6.193cm" svg:height="9.058cm" draw:z-index="34"><draw:image xlink:href="../imagens/configuracao/folha-de-rosto.png" xlink:type="simple" xlink:show="embed" xlink:actuate="onLoad"/></draw:frame></text:p>
      <text:h text:style-name="P111" text:outline-level="3"><text:bookmark-start text:name="__RefHeading___Toc1361_1300869590"/>Orientador<text:bookmark-end text:name="__RefHeading___Toc1361_1300869590"/></text:h>
      <text:p text:style-name="P32">Nome do Professor Orientador:<text:line-break/><draw:control text:anchor-type="as-char" draw:z-index="20" draw:name="Forma1" draw:style-name="gr1" draw:text-style-name="P120" svg:width="16.999cm" svg:height="0.757cm" draw:control="control18"/></text:p>
      <text:h text:style-name="P112" text:outline-level="3"><text:bookmark-start text:name="__RefHeading___Toc1363_1300869590"/>Coorientador<text:bookmark-end text:name="__RefHeading___Toc1363_1300869590"/></text:h>
      <text:p text:style-name="P33"><text:span text:style-name="T88">Caso tenha um coorientador, preencha o nome dele (deixe vazio se não tiver):<text:line-break/></text:span><text:span text:style-name="T88"><draw:control text:anchor-type="as-char" draw:z-index="21" draw:name="Forma1" draw:style-name="gr1" draw:text-style-name="P120" svg:width="16.999cm" svg:height="0.757cm" draw:control="control19"/></text:span></text:p>
      <text:h text:style-name="P113" text:outline-level="3"><text:bookmark-start text:name="__RefHeading___Toc1365_1300869590"/><text:soft-page-break/>T<text:span text:style-name="T70">i</text:span>tul<text:span text:style-name="T69">ação</text:span> <text:span text:style-name="T91">que será obtida</text:span><text:bookmark-end text:name="__RefHeading___Toc1365_1300869590"/></text:h>
      <text:p text:style-name="P36">Qual o título que você irá obter ao final do curso? Exemplos de títulos são: Bacharel em Computação, Licenciatura em Letra em Inglês, Mestre em Ciências Biológicas, Doutor em Física.<text:line-break/><draw:control text:anchor-type="as-char" draw:z-index="22" draw:name="Forma1" draw:style-name="gr1" draw:text-style-name="P120" svg:width="16.999cm" svg:height="0.757cm" draw:control="control20"/></text:p>
      <text:h text:style-name="P114" text:outline-level="3"><text:bookmark-start text:name="__RefHeading___Toc1367_1300869590"/><text:span text:style-name="T91">Seu trabalho é uma </text:span>Monografia?<text:bookmark-end text:name="__RefHeading___Toc1367_1300869590"/></text:h>
      <text:p text:style-name="P52">Qual o nome do seu curso?</text:p>
      <text:p text:style-name="P4"><draw:control text:anchor-type="as-char" draw:z-index="30" draw:name="Forma1" draw:style-name="gr1" draw:text-style-name="P119" svg:width="16.999cm" svg:height="0.757cm" draw:control="control21"/></text:p>
      <text:p text:style-name="P51">Caso o seu trabalho seja uma monografia o sistema <text:span text:style-name="T72">gerará um </text:span>texto <text:span text:style-name="T72">similar ao seguinte</text:span>:</text:p>
      <text:p text:style-name="P78"><text:span text:style-name="T73">Monografia</text:span><text:span text:style-name="T78"> apresentada </text:span><text:span text:style-name="T79">ao </text:span><text:span text:style-name="T78">Curso de </text:span><text:span text:style-name="T74">Licenciatura em Letras</text:span><text:span text:style-name="T81"> da </text:span><text:span text:style-name="T83">Universidade Federal da Paraíba</text:span><text:span text:style-name="T81">, como <text:s/>requisito para obtenção do grau de </text:span><text:span text:style-name="T83">Licenciado em Letras, habilitação em Língua Portuguesa</text:span><text:span text:style-name="T81">.</text:span></text:p>
      <text:h text:style-name="P115" text:outline-level="3"><text:bookmark-start text:name="__RefHeading___Toc1369_1300869590"/>Seu trabalho é uma Dissertação ou Tese?<text:bookmark-end text:name="__RefHeading___Toc1369_1300869590"/></text:h>
      <text:p text:style-name="P77">Caso o seu trabalho seja uma pós graduação, forneça o nome do Programa e a linha de pesquisa:</text:p>
      <text:h text:style-name="P117" text:outline-level="4"><text:bookmark-start text:name="__RefHeading___Toc1371_1300869590"/>Programa<text:bookmark-end text:name="__RefHeading___Toc1371_1300869590"/></text:h>
      <text:p text:style-name="P6"><draw:control text:anchor-type="as-char" draw:z-index="31" draw:name="Forma1" draw:style-name="gr1" draw:text-style-name="P120" svg:width="16.999cm" svg:height="0.757cm" draw:control="control22"/></text:p>
      <text:h text:style-name="P118" text:outline-level="4"><text:bookmark-start text:name="__RefHeading___Toc1373_1300869590"/>Linha de pesquisa<text:bookmark-end text:name="__RefHeading___Toc1373_1300869590"/></text:h>
      <text:p text:style-name="P6"><draw:control text:anchor-type="as-char" draw:z-index="32" draw:name="Forma1" draw:style-name="gr1" draw:text-style-name="P120" svg:width="16.999cm" svg:height="0.757cm" draw:control="control23"/></text:p>
      <text:p text:style-name="P76">Caso o seu trabalho seja uma <text:span text:style-name="T25">Dissertação </text:span><text:span text:style-name="T26">ou Tese</text:span> o sistema utilizará as informações fornecidas <text:span text:style-name="T72">para gerar um </text:span>texto <text:span text:style-name="T72">similar ao seguinte</text:span>:</text:p>
      <text:p text:style-name="P79"><text:span text:style-name="T75">Dissertação/</text:span><text:span text:style-name="T76">Tese</text:span><text:span text:style-name="T77"> apresentada </text:span><text:span text:style-name="T79">ao </text:span><text:span text:style-name="T80">Programa</text:span><text:span text:style-name="T77"> de </text:span><text:span text:style-name="T75">Pós-Graduação em Letras</text:span><text:span text:style-name="T87"> da </text:span><text:span text:style-name="T83">Universidade Federal da Paraíba</text:span><text:span text:style-name="T87">, como <text:s/>requisito para obtenção do grau de </text:span><text:span text:style-name="T84">Mestre/</text:span><text:span text:style-name="T85">Doutor</text:span><text:span text:style-name="T83"> em Letras</text:span><text:span text:style-name="T87">.</text:span></text:p>
      <text:p text:style-name="P80"><text:span text:style-name="T83">L</text:span><text:span text:style-name="T84">inha de pesquisa</text:span><text:span text:style-name="T82">: </text:span><text:span text:style-name="T86">Literatura e Cultura.</text:span></text:p>
      <text:h text:style-name="P91" text:outline-level="1"><text:bookmark-start text:name="__RefHeading___Toc713_264611400"/>Texto ou Textual<text:bookmark-end text:name="__RefHeading___Toc713_264611400"/></text:h>
      <text:p text:style-name="P41"><text:span text:style-name="T54">Todo o texto do trabalho (correspondente aos Elementos Textuais da ABNT) será digitado no arquivo </text:span><text:span text:style-name="Source_20_Text"><text:span text:style-name="T7">trabalho-academico.md</text:span></text:span><text:span text:style-name="T54">.</text:span></text:p>
      <text:p text:style-name="P21"><draw:frame draw:style-name="fr1" draw:name="Figura4" text:anchor-type="as-char" svg:width="8.551cm" svg:height="8.481cm" draw:z-index="23"><draw:image xlink:href="../imagens/configuracao/trabalho-academico-elementos.png" xlink:type="simple" xlink:show="embed" xlink:actuate="onLoad"/></draw:frame></text:p>
      <text:p text:style-name="P43">Embora a norma mencionar apenas três partes dos elementos textuais (Introdução, Desenvolvimento e Conclusão), <text:span text:style-name="T2">isto não significa que devemos criar apenas três capítulos</text:span>. O elemento <text:span text:style-name="T18">Desenvolvimento</text:span> costuma ser composto por outros capítulos, de <text:span text:style-name="T59">acordo com o estilo </text:span>do autor.</text:p>
      <text:h text:style-name="P92" text:outline-level="1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1">Como inserir os capítulos e seções</text:p>
          </table:table-cell>
        </table:table-row>
        <table:table-row>
          <table:table-cell table:style-name="Tabela2.A2" office:value-type="string">
            <text:p text:style-name="P67"># Título do Capítulo</text:p>
            <text:p text:style-name="P67"/>
            <text:p text:style-name="P67">## Título da seção</text:p>
            <text:p text:style-name="P67"/>
            <text:p text:style-name="P67">### Título da subseção</text:p>
            <text:p text:style-name="P67"/>
            <text:p text:style-name="P67">#### Título da subsubseção</text:p>
            <text:p text:style-name="P67"/>
            <text:p text:style-name="P67"><text:span text:style-name="T60">#</text:span>#### Título da <text:span text:style-name="T60">seção quinária</text:span></text:p>
          </table:table-cell>
        </table:table-row>
        <table:table-row>
          <table:table-cell table:style-name="Tabela2.A2" office:value-type="string">
            <text:p text:style-name="P61">Como será apresentado</text:p>
          </table:table-cell>
        </table:table-row>
        <table:table-row>
          <table:table-cell table:style-name="Tabela2.A2" office:value-type="string">
            <text:p text:style-name="P65"><draw:frame draw:style-name="fr1" draw:name="Figura7" text:anchor-type="as-char" svg:width="6.426cm" svg:height="5.121cm" draw:z-index="24"><draw:image xlink:href="../imagens/configuracao/capitulos-e-secoes.png" xlink:type="simple" xlink:show="embed" xlink:actuate="onLoad"/></draw:frame></text:p>
          </table:table-cell>
        </table:table-row>
      </table:table>
      <text:p text:style-name="P45">É recomendado que seja incluído uma linha em branco após os títulos.</text:p>
      <text:p text:style-name="P44">A<text:span text:style-name="T63">s</text:span> formataç<text:span text:style-name="T63">ões</text:span> e numeraç<text:span text:style-name="T63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P93" text:outline-level="1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2">Como inserir <text:span text:style-name="T64">listas não ordenadas</text:span></text:p>
          </table:table-cell>
        </table:table-row>
        <table:table-row>
          <table:table-cell table:style-name="Tabela7.A2" office:value-type="string">
            <text:p text:style-name="P66">- Objetivo 1;</text:p>
            <text:p text:style-name="P66">- Objetivo 2;</text:p>
            <text:p text:style-name="P66">- Objetivo 3.</text:p>
          </table:table-cell>
        </table:table-row>
        <table:table-row>
          <table:table-cell table:style-name="Tabela7.A2" office:value-type="string">
            <text:p text:style-name="P62">Como será apresentad<text:span text:style-name="T65">a</text:span></text:p>
          </table:table-cell>
        </table:table-row>
        <table:table-row>
          <table:table-cell table:style-name="Tabela7.A2" office:value-type="string">
            <text:p text:style-name="P68"><draw:frame draw:style-name="fr1" draw:name="Figura8" text:anchor-type="as-char" svg:width="3.096cm" svg:height="2.201cm" draw:z-index="25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3">Como inserir</text:p>
          </table:table-cell>
        </table:table-row>
        <table:table-row>
          <table:table-cell table:style-name="Tabela4.A2" office:value-type="string">
            <text:p text:style-name="P70">1. Primeiro item da lista;</text:p>
            <text:p text:style-name="P70">2. Segundo item da lista;</text:p>
            <text:p text:style-name="P70">3. Terceiro item da lista.</text:p>
          </table:table-cell>
        </table:table-row>
        <table:table-row>
          <table:table-cell table:style-name="Tabela4.A2" office:value-type="string">
            <text:p text:style-name="P63">Como será apresentad<text:span text:style-name="T65">a</text:span></text:p>
          </table:table-cell>
        </table:table-row>
        <table:table-row>
          <table:table-cell table:style-name="Tabela4.A2" office:value-type="string">
            <text:p text:style-name="P69"><draw:frame draw:style-name="fr4" draw:name="Figura9" text:anchor-type="as-char" svg:y="-2.295cm" svg:width="5.44cm" svg:height="2.295cm" draw:z-index="26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03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3">Como inserir</text:p>
          </table:table-cell>
        </table:table-row>
        <table:table-row>
          <table:table-cell table:style-name="Tabela8.A2" office:value-type="string">
            <text:p text:style-name="P71">a. Primeiro item da lista;</text:p>
            <text:p text:style-name="P71">b. Segundo item da lista;</text:p>
            <text:p text:style-name="P71">c. Terceiro item da lista.</text:p>
          </table:table-cell>
        </table:table-row>
        <table:table-row>
          <table:table-cell table:style-name="Tabela8.A2" office:value-type="string">
            <text:p text:style-name="P63">Como será apresentad<text:span text:style-name="T65">a</text:span></text:p>
          </table:table-cell>
        </table:table-row>
        <table:table-row>
          <table:table-cell table:style-name="Tabela8.A2" office:value-type="string">
            <text:p text:style-name="P69"><draw:frame draw:style-name="fr1" draw:name="Figura10" text:anchor-type="as-char" svg:width="5.085cm" svg:height="1.894cm" draw:z-index="27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63">Como inserir</text:p>
          </table:table-cell>
        </table:table-row>
        <table:table-row>
          <table:table-cell table:style-name="Tabela8.A2" office:value-type="string">
            <text:p text:style-name="P72">a) Primeiro item da lista;</text:p>
            <text:p text:style-name="P72">b) Segundo item da lista;</text:p>
            <text:p text:style-name="P72">c) Terceiro item da lista.</text:p>
          </table:table-cell>
        </table:table-row>
        <table:table-row>
          <table:table-cell table:style-name="Tabela8.A2" office:value-type="string">
            <text:p text:style-name="P63">Como será apresentad<text:span text:style-name="T65">a</text:span></text:p>
          </table:table-cell>
        </table:table-row>
        <table:table-row>
          <table:table-cell table:style-name="Tabela8.A2" office:value-type="string">
            <text:p text:style-name="P69"><draw:frame draw:style-name="fr1" draw:name="Figura12" text:anchor-type="as-char" svg:width="5.151cm" svg:height="2.131cm" draw:z-index="28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04" text:outline-level="2"><text:bookmark-start text:name="__RefHeading___Toc915_1711771620"/><text:soft-page-break/>Lista <text:span text:style-name="T68">com parágrafos entre os itens</text:span><text:bookmark-end text:name="__RefHeading___Toc915_1711771620"/></text:h>
      <text:p text:style-name="P75"><text:span text:style-name="T68">Para adicionar um parágrafo de texto referente ao item, esse parágrafo deve </text:span><text:span text:style-name="T8">iniciar com 4 espaços</text:span><text:span text:style-name="T68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4">Como inserir</text:p>
          </table:table-cell>
        </table:table-row>
        <table:table-row>
          <table:table-cell table:style-name="Tabela6.A2" office:value-type="string">
            <text:p text:style-name="P74">Parágrafo normal antes da lista, ele tem o propósito de demonstrar o espaçamento da lista em relação a um parágrafo normal.</text:p>
            <text:p text:style-name="P74"/>
            <text:p text:style-name="P74">1. Primeiro item da lista;</text:p>
            <text:p text:style-name="P74"/>
            <text:p text:style-name="P74"><text:s text:c="4"/>Texto sobre o primeiro item da lista.</text:p>
            <text:p text:style-name="P74"/>
            <text:p text:style-name="P74">2. Segundo item da lista;</text:p>
            <text:p text:style-name="P74"/>
            <text:p text:style-name="P74"><text:s text:c="4"/>Texto sobre o segundo item.</text:p>
            <text:p text:style-name="P74"/>
            <text:p text:style-name="P74">3. Terceiro item da lista.</text:p>
            <text:p text:style-name="P74"/>
            <text:p text:style-name="P74"><text:s text:c="4"/>Texto sobre o terceiro item.</text:p>
            <text:p text:style-name="P74"/>
            <text:p text:style-name="P74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64">Como será apresentad<text:span text:style-name="T65">a</text:span></text:p>
          </table:table-cell>
        </table:table-row>
        <table:table-row>
          <table:table-cell table:style-name="Tabela6.A2" office:value-type="string">
            <text:p text:style-name="P73"><draw:frame draw:style-name="fr1" draw:name="Figura13" text:anchor-type="as-char" svg:width="16.582cm" svg:height="9.798cm" draw:z-index="29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64">Como inserir</text:p>
            </table:table-cell>
          </table:table-row>
        </table:table-header-rows>
        <table:table-row>
          <table:table-cell table:style-name="Tabela9.A2" office:value-type="string">
            <text:p text:style-name="P74">Parágrafo normal antes da lista, ele tem o propósito de demonstrar o espaçamento da lista em relação a um parágrafo normal.</text:p>
            <text:p text:style-name="P74"/>
            <text:p text:style-name="P74">a) Primeiro item da lista;</text:p>
            <text:p text:style-name="P74"/>
            <text:p text:style-name="P74"><text:s text:c="4"/>Texto sobre o primeiro item da lista.</text:p>
            <text:p text:style-name="P74"/>
            <text:p text:style-name="P74">b) Segundo item da lista;</text:p>
            <text:p text:style-name="P74"/>
            <text:p text:style-name="P74"><text:s text:c="4"/>Texto sobre o segundo item.</text:p>
            <text:p text:style-name="P74"/>
            <text:p text:style-name="P74">c) Terceiro item da lista.</text:p>
            <text:p text:style-name="P74"/>
            <text:p text:style-name="P74"><text:s text:c="4"/>Texto sobre o terceiro item.</text:p>
            <text:p text:style-name="P74"/>
            <text:p text:style-name="P74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64">Como será apresentad<text:span text:style-name="T65">a</text:span></text:p>
          </table:table-cell>
        </table:table-row>
        <table:table-row>
          <table:table-cell table:style-name="Tabela9.A2" office:value-type="string">
            <text:p text:style-name="P73"><draw:frame draw:style-name="fr5" draw:name="Figura14" text:anchor-type="paragraph" svg:width="16.806cm" svg:height="9.689cm" draw:z-index="14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05" text:outline-level="2"><text:bookmark-start text:name="__RefHeading___Toc1012_1676333243"/>Documentação externa<text:bookmark-end text:name="__RefHeading___Toc1012_1676333243"/></text:h>
      <text:p text:style-name="P46">Para maiores detalhes, <text:a xlink:type="simple" xlink:href="http://pandoc.org/README.html#lists" text:style-name="Internet_20_link" text:visited-style-name="Visited_20_Internet_20_Link">consultar a documentação do pandoc sobre listas</text:a> <text:span text:style-name="T61">(em inglês).</text:span></text:p>
      <text:h text:style-name="P110" text:outline-level="2"><text:bookmark-start text:name="__RefHeading___Toc917_1711771620"/>Minhas listas<text:bookmark-end text:name="__RefHeading___Toc917_1711771620"/></text:h>
      <text:p text:style-name="P48"><text:span text:style-name="T67">Edite</text:span> o espaço a seguir para salvar <text:span text:style-name="T66">suas próprias </text:span>listas:</text:p>
      <text:p text:style-name="P48"><draw:control text:anchor-type="as-char" svg:y="-7.228cm" draw:z-index="13" draw:name="Forma2" draw:style-name="gr3" draw:text-style-name="P121" svg:width="16.971cm" svg:height="13.914cm" draw:control="control13"/></text:p>
      <text:h text:style-name="P94" text:outline-level="1"><text:bookmark-start text:name="__RefHeading___Toc919_1711771620"/>Citações<text:bookmark-end text:name="__RefHeading___Toc919_1711771620"/></text:h>
      <text:h text:style-name="P106" text:outline-level="2"><text:bookmark-start text:name="__RefHeading___Toc921_1711771620"/>O que são citações diretas e citações indiretas?<text:bookmark-end text:name="__RefHeading___Toc921_1711771620"/></text:h>
      <text:h text:style-name="P95" text:outline-level="1"><text:bookmark-start text:name="__RefHeading___Toc205_1414260196"/><text:span text:style-name="T1">Lista de abreviaturas e siglas</text:span> (opcional)<text:bookmark-end text:name="__RefHeading___Toc205_1414260196"/></text:h>
      <text:p text:style-name="P8">Segundo ABNT NBR 14724:2011 (4.2.1.11), as listas de siglas ou abreviaturas são opcionais.</text:p>
      <text:p text:style-name="P9"><text:span text:style-name="T2">SIGLA</text:span> <text:s/><text:span text:style-name="T2">:</text:span> <text:s/><text:span text:style-name="T2">Descrição</text:span></text:p>
      <text:p text:style-name="P9">Exemplo:</text:p>
      <text:p text:style-name="P9">ABNT: Associação Brasileira de Normas Técnicas<text:line-break/>abnTeX: ABsurdas Normas para TeX</text:p>
      <text:p text:style-name="P7"><draw:control text:anchor-type="as-char" draw:z-index="0" draw:name="Forma7" draw:style-name="gr1" draw:text-style-name="P119" svg:width="16.915cm" svg:height="6.293cm" draw:control="control1"/></text:p>
      <text:h text:style-name="Heading_20_1" text:outline-level="1"><text:bookmark-start text:name="__RefHeading___Toc1093_22286579"/>Ficha catalográfica<text:bookmark-end text:name="__RefHeading___Toc1093_22286579"/></text:h>
      <text:p text:style-name="P54"><text:span text:style-name="T89">A versão final do trabalho deve incluir uma </text:span>filha catalográfica<text:span text:style-name="T89"> </text:span><text:span text:style-name="T9">no verso da folha de rosto</text:span><text:span text:style-name="T89"> (</text:span>ABNT NBR 14724:2011, <text:span text:style-name="T89">4.2.1.1.2).</text:span></text:p>
      <text:p text:style-name="P55">A ficha catalográfica costuma ser elaborada pela(o) bibliotecária(o) da instituição. </text:p>
      <text:p text:style-name="P56">Você precisará salvar a ficha catalográfica que recebeu <text:span text:style-name="T93">dentro da pasta imagens</text:span><text:span text:style-name="T12">, nomeada </text:span><text:span text:style-name="T28">exatamente</text:span><text:span text:style-name="T12"> como: </text:span><text:span text:style-name="T93">ficha-catalografica.pdf</text:span></text:p>
      <text:p text:style-name="P56"><text:span text:style-name="T12">Selecione a opção “</text:span><text:span text:style-name="T28">Incluir ficha catalográfica</text:span><text:span text:style-name="T12">” abaixo para incluir o arquivo no seu trabalho:</text:span></text:p>
      <text:p text:style-name="P5"><draw:control text:anchor-type="as-char" draw:z-index="17" draw:name="Forma11" draw:style-name="gr2" draw:text-style-name="P120" svg:width="16.999cm" svg:height="1.235cm" draw:control="control16"/></text:p>
      <text:p text:style-name="P56"><text:span text:style-name="T2">NOTE</text:span>: Caso tenha recebido-a como arquivo do Word, salve-a como PDF.</text:p>
      <text:p text:style-name="P56"/>
      <text:h text:style-name="P96" text:outline-level="1"><text:bookmark-start text:name="__RefHeading___Toc547_188003687"/>Folha de aprovação<text:bookmark-end text:name="__RefHeading___Toc547_188003687"/></text:h>
      <text:p text:style-name="P19"><text:bookmark-start text:name="__RefHeading___Toc551_188003687"/><draw:frame draw:style-name="fr1" draw:name="Figura3" text:anchor-type="as-char" svg:width="6.062cm" svg:height="8.886cm" draw:z-index="36"><draw:image xlink:href="../imagens/configuracao/folha-de-aprovacao.png" xlink:type="simple" xlink:show="embed" xlink:actuate="onLoad"/></draw:frame><text:bookmark-end text:name="__RefHeading___Toc551_188003687"/></text:p>
      <text:p text:style-name="P34">A folha de aprovação possui três peculiaridades:</text:p>
      <text:list xml:id="list4938930028143273782" text:style-name="L2">
        <text:list-item>
          <text:p text:style-name="P87">Ela precisará ser escaneada e incluída no trabalho com as assinaturas dos professores. <text:span text:style-name="T71">(ABNT NBR 14724:2011, 4.2.1.3 Folha de aprovação).</text:span></text:p>
        </text:list-item>
        <text:list-item>
          <text:p text:style-name="P88">Ela não pode ser gerada enquanto não houver uma definição da Banca Examinadora e data da apresentação.</text:p>
        </text:list-item>
        <text:list-item>
          <text:p text:style-name="P88">Você não precisa se preocupar com ela durante a elaboração do seu trabalho.</text:p>
        </text:list-item>
      </text:list>
      <text:h text:style-name="P107" text:outline-level="2"><text:bookmark-start text:name="__RefHeading___Toc779_188003687"/>Configurar geração/<text:span text:style-name="T45">utilização</text:span> da folha de aprovação<text:bookmark-end text:name="__RefHeading___Toc779_188003687"/></text:h>
      <text:p text:style-name="P2"><draw:control text:anchor-type="as-char" draw:z-index="12" draw:name="Forma11" draw:style-name="gr2" draw:text-style-name="P119" svg:width="18.938cm" svg:height="1.235cm" draw:control="control12"/></text:p>
      <text:p text:style-name="P34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8" draw:name="Forma10" draw:style-name="gr1" draw:text-style-name="P119" svg:width="2.878cm" svg:height="0.849cm" draw:control="control8"/> <text:span text:style-name="T43">Mês: </text:span><text:span text:style-name="T43"><draw:control text:anchor-type="as-char" draw:z-index="9" draw:name="Forma11" draw:style-name="gr1" draw:text-style-name="P120" svg:width="6.398cm" svg:height="0.907cm" draw:control="control9"/></text:span></text:p>
      <text:h text:style-name="Heading_20_3" text:outline-level="3"><text:bookmark-start text:name="__RefHeading___Toc785_188003687"/>Ava<text:span text:style-name="T44">liador1</text:span><text:bookmark-end text:name="__RefHeading___Toc785_188003687"/></text:h>
      <text:p text:style-name="P31">Nome do Professor Avaliador 1:<text:line-break/><draw:control text:anchor-type="as-char" draw:z-index="10" draw:name="Forma1" draw:style-name="gr1" draw:text-style-name="P119" svg:width="18.791cm" svg:height="0.757cm" draw:control="control10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31">Nome do Professor Avaliador 2:<text:line-break/><draw:control text:anchor-type="as-char" draw:z-index="11" draw:name="Forma1" draw:style-name="gr1" draw:text-style-name="P119" svg:width="18.85cm" svg:height="0.757cm" draw:control="control11"/></text:p>
      <text:h text:style-name="P116" text:outline-level="3"><text:bookmark-start text:name="__RefHeading___Toc1375_1300869590"/>Avaliador3<text:bookmark-end text:name="__RefHeading___Toc1375_1300869590"/></text:h>
      <text:p text:style-name="P53">A maioria das bancas possui <text:span text:style-name="T18">apenas dois avaliadores</text:span>, caso tenha um terceiro preencha a seguir:<text:line-break/><draw:control text:anchor-type="as-char" draw:z-index="16" draw:name="Forma1" draw:style-name="gr1" draw:text-style-name="P119" svg:width="18.968cm" svg:height="0.757cm" draw:control="control15"/></text:p>
      <text:h text:style-name="P108" text:outline-level="2"><text:bookmark-start text:name="__RefHeading___Toc791_188003687"/>Utilizar folha de aprovação escaneada<text:bookmark-end text:name="__RefHeading___Toc791_188003687"/></text:h>
      <text:p text:style-name="P37">Após a apresentação do trabalho, será necessário escanear e incluir a folha de aprovação com as assinaturas dos professores da Banca Examinadora.</text:p>
      <text:p text:style-name="P50"><text:span text:style-name="T94">Salve a folha no </text:span><text:span text:style-name="T95">diretório imagens</text:span><text:span text:style-name="T94"> com o nome </text:span><text:span text:style-name="T96">folha-de-aprovacao-escaneada</text:span><text:span text:style-name="T95">.pdf</text:span><text:span text:style-name="T94"> e habilite a opção “</text:span><text:span text:style-name="T97">Utilizar folha de aprovação escaneada” no início da seção.</text:span><text:span text:style-name="T46"> Na próxima geração do documento, ela será incluída no trabalho.</text:span></text:p>
      <text:h text:style-name="P97" text:outline-level="1"><text:bookmark-start text:name="__RefHeading___Toc553_188003687"/>Errata<text:bookmark-end text:name="__RefHeading___Toc553_188003687"/></text:h>
      <text:p text:style-name="P28">A errata é um elemento <text:span text:style-name="T38">opcional, veja um exemplo abaixo:</text:span></text:p>
      <text:p text:style-name="P27"><draw:frame draw:style-name="fr6" draw:name="Figura1" text:anchor-type="paragraph" svg:width="13.353cm" svg:height="4.86cm" draw:z-index="19"><draw:image xlink:href="../imagens/configuracao/errata.png" xlink:type="simple" xlink:show="embed" xlink:actuate="onLoad"/></draw:frame></text:p>
      <text:p text:style-name="P29">A errata é utilizada no dia da apresenta<text:span text:style-name="T39">ç</text:span>ão do trabalho, quando os avaliadores já realizaram avaliação do trabalho. <text:span text:style-name="T42">Você está indicando quais erros você encontrou no seu trabalho.</text:span></text:p>
      <text:h text:style-name="P109" text:outline-level="2"><text:bookmark-start text:name="__RefHeading___Toc557_188003687"/>Como e aonde escrever a Errata<text:bookmark-end text:name="__RefHeading___Toc557_188003687"/></text:h>
      <text:p text:style-name="P49">Caso deseje utilizar uma errata, habilite a caixa abaixo e edite o arquivo <text:span text:style-name="T5">errata.md</text:span> <text:span text:style-name="T40">corrigindo os erros do trabalho</text:span>.</text:p>
      <text:p text:style-name="P3"><draw:control text:anchor-type="as-char" draw:z-index="15" draw:name="Forma3" draw:style-name="gr1" draw:text-style-name="P119" svg:width="16.969cm" svg:height="1.819cm" draw:control="control14"/></text:p>
      <text:p text:style-name="P30"><text:span text:style-name="T6">NOTE</text:span><text:span text:style-name="T41">: A Errata só será gerada se a caixa acima estiver habilitada.</text:span></text:p>
      <text:p text:style-name="P29"><text:span text:style-name="T41">A Errata é </text:span>escrita no arquivo <text:span text:style-name="T2">errata.md</text:span><text:span text:style-name="T12">, </text:span><text:span text:style-name="T14">v</text:span><text:span text:style-name="T1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h text:style-name="P98" text:outline-level="1"><text:bookmark-start text:name="__RefHeading___Toc2489_1300869590"/>Vigência das normas da ABNT<text:bookmark-end text:name="__RefHeading___Toc2489_1300869590"/></text:h>
      <text:p text:style-name="P59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58">http://www.abntcatalogo.com.br/</text:span></text:a><text:span text:style-name="T58"> </text:span>e pesquisar por “trabalhos acadêmicos”, você obterá um resultado similar ao seguinte:</text:p>
      <text:p text:style-name="P58"><draw:frame draw:style-name="fr1" draw:name="Figura6" text:anchor-type="as-char" svg:width="11.197cm" svg:height="7.724cm" draw:z-index="35"><draw:image xlink:href="../imagens/configuracao/consulta-vigencia-normas-abnt.png" xlink:type="simple" xlink:show="embed" xlink:actuate="onLoad"/></draw:frame></text:p>
      <text:p text:style-name="P60">N<text:span text:style-name="T56">e</text:span>ssa consulta, realizada em 2016, podemos verificar que há normas desde 2002 que estão em vig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4T22:58:31.820660335</dc:date>
    <meta:editing-duration>PT14H14M26S</meta:editing-duration>
    <meta:editing-cycles>225</meta:editing-cycles>
    <meta:generator>LibreOffice/5.1.4.2$Linux_X86_64 LibreOffice_project/10m0$Build-2</meta:generator>
    <meta:document-statistic meta:table-count="8" meta:image-count="14" meta:object-count="0" meta:page-count="19" meta:paragraph-count="219" meta:word-count="1795" meta:character-count="11166" meta:non-whitespace-character-count="9525"/>
  </office:meta>
</office:document-meta>
</file>